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4pt" style:font-size-asian="14pt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1439" officeooo:paragraph-rsid="0011143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3c23" officeooo:paragraph-rsid="00123c23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0c5d7" officeooo:paragraph-rsid="0010c5d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c1c1c" loext:opacity="100%" style:font-name="Consolas" fo:font-size="14pt" style:text-underline-style="solid" style:text-underline-width="auto" style:text-underline-color="font-color" fo:font-weight="bold" officeooo:rsid="000f7a53" officeooo:paragraph-rsid="000f7a53" style:font-size-asian="14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c5d7" officeooo:paragraph-rsid="0010c5d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loext:opacity="100%" style:font-name="Consolas" fo:font-size="14pt" style:font-size-asian="14pt"/>
    </style:style>
    <style:style style:name="P9" style:family="paragraph" style:parent-style-name="Standard">
      <style:text-properties fo:color="#000000" loext:opacity="100%" style:font-name="Consolas" fo:font-size="14pt" style:text-underline-style="solid" style:text-underline-width="auto" style:text-underline-color="font-color" style:font-size-asian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Consolas" fo:font-size="14pt" style:text-underline-style="solid" style:text-underline-width="auto" style:text-underline-color="font-color" fo:font-weight="bold" officeooo:rsid="0010c5d7" officeooo:paragraph-rsid="0010c5d7" style:font-size-asian="14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14pt" style:text-underline-style="solid" style:text-underline-width="auto" style:text-underline-color="font-color" fo:font-weight="bold" officeooo:rsid="00111439" officeooo:paragraph-rsid="00111439" style:font-size-asian="14pt" style:font-weight-asian="bold" style:font-weight-complex="bold"/>
    </style:style>
    <style:style style:name="P12" style:family="paragraph" style:parent-style-name="Standard">
      <style:text-properties fo:color="#000000" loext:opacity="100%" style:font-name="Consolas" fo:font-size="14pt" style:text-underline-style="solid" style:text-underline-width="auto" style:text-underline-color="font-color" fo:font-weight="bold" officeooo:rsid="00111439" officeooo:paragraph-rsid="00111439" style:font-size-asian="14pt" style:font-weight-asian="bold" style:font-weight-complex="bold"/>
    </style:style>
    <style:style style:name="P13" style:family="paragraph" style:parent-style-name="Standard">
      <style:text-properties fo:color="#000000" loext:opacity="100%" style:font-name="Consolas" fo:font-size="14pt" style:text-underline-style="solid" style:text-underline-width="auto" style:text-underline-color="font-color" fo:font-weight="bold" officeooo:rsid="00123c23" officeooo:paragraph-rsid="00123c23" style:font-size-asian="14pt" style:font-weight-asian="bold" style:font-weight-complex="bold"/>
    </style:style>
    <style:style style:name="P14" style:family="paragraph" style:parent-style-name="Standard">
      <style:text-properties fo:color="#000000" loext:opacity="100%" style:font-name="Consolas" fo:font-size="14pt" style:text-underline-style="none" style:font-size-asian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14pt" style:text-underline-style="none" fo:font-weight="normal" officeooo:rsid="0010c5d7" officeooo:paragraph-rsid="0010c5d7" style:font-size-asian="14pt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111439" officeooo:paragraph-rsid="00111439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123c23" officeooo:paragraph-rsid="00123c23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fo:font-weight="normal" fo:background-color="#fffff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fo:font-weight="normal" officeooo:paragraph-rsid="000d091b" fo:background-color="#fffff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4000" loext:opacity="100%" style:font-name="Consolas" fo:font-size="14pt" fo:font-weight="normal" officeooo:rsid="000d091b" officeooo:paragraph-rsid="000d091b" style:font-size-asian="14pt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5032" loext:opacity="100%" style:font-name="Consolas" fo:font-size="14pt" style:text-underline-style="solid" style:text-underline-width="auto" style:text-underline-color="font-color" officeooo:rsid="000de6e1" officeooo:paragraph-rsid="000de6e1" style:font-size-asian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4pt" style:text-underline-style="none" fo:font-weight="normal" style:font-size-asian="14pt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10c5d7" officeooo:paragraph-rsid="0010c5d7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normal" officeooo:rsid="0010c5d7" officeooo:paragraph-rsid="0010c5d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4pt" fo:font-style="normal" style:text-underline-style="none" fo:font-weight="normal" style:font-size-asian="14p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4pt" style:font-size-asian="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4pt" fo:font-weight="normal" fo:background-color="#ffffff" style:font-size-asian="14pt" style:font-weight-asian="normal" style:font-weight-complex="normal"/>
    </style:style>
    <style:style style:name="P31" style:family="paragraph" style:parent-style-name="Standard">
      <style:text-properties fo:color="#000000" loext:opacity="100%" style:font-name="Consolas" fo:font-size="14pt" style:text-underline-style="solid" style:text-underline-width="auto" style:text-underline-color="font-color" fo:font-weight="bold" officeooo:rsid="00123c23" officeooo:paragraph-rsid="00123c23" style:font-size-asian="14pt" style:font-weight-asian="bold" style:font-weight-complex="bold"/>
    </style:style>
    <style:style style:name="P32" style:family="paragraph" style:parent-style-name="Standard">
      <style:text-properties fo:color="#000000" loext:opacity="100%" style:font-name="Consolas" fo:font-size="14pt" style:text-underline-style="solid" style:text-underline-width="auto" style:text-underline-color="font-color" fo:font-weight="bold" officeooo:rsid="00151ff9" officeooo:paragraph-rsid="00151ff9" style:font-size-asian="14pt" style:font-weight-asian="bold" style:font-weight-complex="bold"/>
    </style:style>
    <style:style style:name="P33" style:family="paragraph" style:parent-style-name="Standard">
      <style:text-properties fo:color="#000000" loext:opacity="100%" style:font-name="Consolas" fo:font-size="14pt" style:text-underline-style="none" fo:font-weight="normal" officeooo:rsid="00146d93" officeooo:paragraph-rsid="00146d93" style:font-size-asian="14pt" style:font-weight-asian="normal" style:font-weight-complex="normal"/>
    </style:style>
    <style:style style:name="P34" style:family="paragraph" style:parent-style-name="Standard">
      <style:text-properties fo:color="#000000" loext:opacity="100%" style:font-name="Consolas" fo:font-size="14pt" style:text-underline-style="none" fo:font-weight="normal" officeooo:rsid="00151ff9" officeooo:paragraph-rsid="00151ff9" style:font-size-asian="14pt" style:font-weight-asian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color="#7f0055" loext:opacity="100%" style:font-name="Consolas" fo:font-size="14pt" fo:font-weight="bold" style:font-size-asian="14pt" style:font-weight-asian="bold"/>
    </style:style>
    <style:style style:name="T2" style:family="text">
      <style:text-properties fo:color="#7f0055" loext:opacity="100%" style:font-name="Consolas" fo:font-size="14pt" style:font-size-asian="14pt"/>
    </style:style>
    <style:style style:name="T3" style:family="text">
      <style:text-properties fo:color="#000000" loext:opacity="100%" style:font-name="Consolas" fo:font-size="14pt" style:font-size-asian="14pt"/>
    </style:style>
    <style:style style:name="T4" style:family="text">
      <style:text-properties fo:color="#000000" loext:opacity="100%" style:font-name="Consolas" fo:font-size="14pt" officeooo:rsid="000d091b" style:font-size-asian="14pt"/>
    </style:style>
    <style:style style:name="T5" style:family="text">
      <style:text-properties fo:color="#000000" loext:opacity="100%" style:font-name="Consolas" fo:font-size="14pt" officeooo:rsid="000dcac3" style:font-size-asian="14pt"/>
    </style:style>
    <style:style style:name="T6" style:family="text">
      <style:text-properties fo:color="#000000" loext:opacity="100%" style:font-name="Consolas" fo:font-size="14pt" officeooo:rsid="000f7a53" style:font-size-asian="14pt"/>
    </style:style>
    <style:style style:name="T7" style:family="text">
      <style:text-properties fo:color="#0000c0" loext:opacity="100%" style:font-name="Consolas" fo:font-size="14pt" style:font-size-asian="14pt"/>
    </style:style>
    <style:style style:name="T8" style:family="text">
      <style:text-properties fo:color="#005032" loext:opacity="100%" style:font-name="Consolas" fo:font-size="14pt" style:font-size-asian="14pt"/>
    </style:style>
    <style:style style:name="T9" style:family="text">
      <style:text-properties fo:color="#005032" loext:opacity="100%" style:font-name="Consolas" fo:font-size="14pt" fo:background-color="#d4d4d4" loext:char-shading-value="0" style:font-size-asian="14pt"/>
    </style:style>
    <style:style style:name="T10" style:family="text">
      <style:text-properties style:font-name="Consolas" fo:font-size="14pt" style:font-size-asian="14pt"/>
    </style:style>
    <style:style style:name="T11" style:family="text">
      <style:text-properties style:font-name="Consolas" fo:font-size="14pt" officeooo:rsid="000dcac3" style:font-size-asian="14pt"/>
    </style:style>
    <style:style style:name="T12" style:family="text">
      <style:text-properties style:font-name="Consolas" fo:font-size="14pt" officeooo:rsid="000de6e1" style:font-size-asian="14pt"/>
    </style:style>
    <style:style style:name="T13" style:family="text">
      <style:text-properties fo:color="#ff0000" loext:opacity="100%" style:font-name="Consolas" fo:font-size="14pt" officeooo:rsid="000de6e1" style:font-size-asian="14pt"/>
    </style:style>
    <style:style style:name="T14" style:family="text">
      <style:text-properties style:text-position="0% 100%" officeooo:rsid="000de6e1"/>
    </style:style>
    <style:style style:name="T15" style:family="text">
      <style:text-properties style:text-underline-style="none"/>
    </style:style>
    <style:style style:name="T16" style:family="text">
      <style:text-properties fo:color="#ff4000" loext:opacity="100%" style:text-underline-style="none"/>
    </style:style>
    <style:style style:name="T17" style:family="text">
      <style:text-properties fo:color="#ff4000" loext:opacity="100%" style:font-name="Consolas" fo:font-size="14pt" officeooo:rsid="000de6e1" style:font-size-asian="14pt"/>
    </style:style>
    <style:style style:name="T18" style:family="text">
      <style:text-properties fo:color="#3f5fbf" loext:opacity="100%" style:font-name="Consolas" fo:font-size="14pt" style:font-size-asian="14pt"/>
    </style:style>
    <style:style style:name="T19" style:family="text">
      <style:text-properties fo:color="#3f5fbf" loext:opacity="100%" style:font-name="Consolas" fo:font-size="14pt" officeooo:rsid="00111439" style:font-size-asian="14pt"/>
    </style:style>
    <style:style style:name="T20" style:family="text">
      <style:text-properties fo:color="#3f5fbf" loext:opacity="100%" style:font-name="Consolas" fo:font-size="14pt" style:text-underline-style="solid" style:text-underline-width="auto" style:text-underline-color="font-color" style:font-size-asian="14pt"/>
    </style:style>
    <style:style style:name="T21" style:family="text">
      <style:text-properties fo:color="#7f9fbf" loext:opacity="100%" style:font-name="Consolas" fo:font-size="14pt" style:font-size-asian="14pt"/>
    </style:style>
    <style:style style:name="T22" style:family="text">
      <style:text-properties fo:color="#7f9fbf" loext:opacity="100%" style:font-name="Consolas" fo:font-size="14pt" fo:font-weight="bold" style:font-size-asian="14pt" style:font-weight-asian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RELACION DE LAS ESTRUCTURAS</text:p>
      <text:p text:style-name="P1"/>
      <text:p text:style-name="P20"><text:span text:style-name="T10"><text:s text:c="5"/></text:span><text:span text:style-name="T13">ECLIENTE</text:span></text:p>
      <text:p text:style-name="P19"><draw:path text:anchor-type="paragraph" draw:z-index="0" draw:name="Forma1" draw:style-name="gr2" draw:text-style-name="P35" svg:width="2.585cm" svg:height="11.635cm" draw:transform="rotate (-3.11942697208947) translate (1.35224150486126cm 12.0028575008168cm)" svg:viewBox="0 0 2586 11636" svg:d="M98 0c2382 0 2488 2 2488 2l-470 11634-2063-45-53-2"><text:p/></draw:path><draw:line text:anchor-type="paragraph" draw:z-index="1" draw:name="Forma2" draw:style-name="gr1" draw:text-style-name="P35" svg:x1="-0.968cm" svg:y1="0.416cm" svg:x2="1.255cm" svg:y2="0.416cm"><text:p/></draw:line><text:span text:style-name="T10"><text:tab/>int id; </text:span><text:span text:style-name="T11">(PK)</text:span></text:p>
      <text:p text:style-name="P30"><text:tab/>char nombreEmpresa[51];</text:p>
      <text:p text:style-name="P30"><text:tab/>char cuit[51];</text:p>
      <text:p text:style-name="P30"><text:tab/>char direccion[51];</text:p>
      <text:p text:style-name="P30"><text:tab/>int isEmpty;</text:p>
      <text:p text:style-name="P19"><draw:path text:anchor-type="paragraph" draw:z-index="2" draw:name="Forma3" draw:style-name="gr2" draw:text-style-name="P35" svg:width="1.851cm" svg:height="10.477cm" draw:transform="rotate (-3.14159265358979) translate (1.25412500000002cm 10.8320416666667cm)" svg:viewBox="0 0 1852 10478" svg:d="M0 10478c1693 0 1799 0 1799 0l53-10478h-1799"><text:p/></draw:path><text:span text:style-name="T10"><text:tab/>int idLocalidad;</text:span><text:span text:style-name="T11">(FK)</text:span></text:p>
      <text:p text:style-name="P30"><draw:path text:anchor-type="paragraph" draw:z-index="4" draw:name="Forma5" draw:style-name="gr2" draw:text-style-name="P35" svg:width="2.169cm" svg:height="13.228cm" draw:transform="rotate (-3.14159265358979) translate (1.14829166666667cm 13.6401527777778cm)" svg:viewBox="0 0 2170 13229" svg:d="M53 13229c1693 0 1905 0 1905 0l212-13229-2170 53h53"><text:p/></draw:path><text:tab/>int idFormaDePago;</text:p>
      <text:p text:style-name="P19"><text:span text:style-name="T10"><text:tab/>int </text:span><text:span text:style-name="T12">CantidadPedidosPendientes</text:span><text:span text:style-name="T10">; </text:span></text:p>
      <text:p text:style-name="P30"><text:tab/>int cantidadPedidosCompletados;</text:p>
      <text:p text:style-name="P8"/>
      <text:p text:style-name="P8"/>
      <text:p text:style-name="P8"/>
      <text:p text:style-name="P21"><text:s text:c="5"/><text:span text:style-name="T14">EPEDIDO</text:span></text:p>
      <text:p text:style-name="P16"><text:span text:style-name="T3"><text:tab/></text:span><text:span text:style-name="T1">int</text:span><text:span text:style-name="T3"> </text:span><text:span text:style-name="T7">id</text:span><text:span text:style-name="T3">; </text:span><text:span text:style-name="T5">(PK)</text:span></text:p>
      <text:p text:style-name="P16"><text:span text:style-name="T3"><text:tab/></text:span><text:span text:style-name="T1">int</text:span><text:span text:style-name="T3"> </text:span><text:span text:style-name="T7">estado</text:span><text:span text:style-name="T3">;</text:span></text:p>
      <text:p text:style-name="P16"><text:span text:style-name="T3"><text:tab/></text:span><text:span text:style-name="T1">int</text:span><text:span text:style-name="T3"> </text:span><text:span text:style-name="T7">isEmpty</text:span><text:span text:style-name="T3">;</text:span></text:p>
      <text:p text:style-name="P16"><text:span text:style-name="T3"><text:tab/></text:span><text:span text:style-name="T1">float</text:span><text:span text:style-name="T3"> </text:span><text:span text:style-name="T7">kilosARecolectar</text:span><text:span text:style-name="T3">;</text:span></text:p>
      <text:p text:style-name="P16"><text:span text:style-name="T3"><text:tab/></text:span><text:span text:style-name="T1">float</text:span><text:span text:style-name="T3"> </text:span><text:span text:style-name="T7">kilosHDPE</text:span><text:span text:style-name="T3">;</text:span></text:p>
      <text:p text:style-name="P16"><text:span text:style-name="T3"><text:tab/></text:span><text:span text:style-name="T1">float</text:span><text:span text:style-name="T3"> </text:span><text:span text:style-name="T7">kilosLDPE</text:span><text:span text:style-name="T3">;</text:span></text:p>
      <text:p text:style-name="P16"><text:span text:style-name="T3"><text:tab/></text:span><text:span text:style-name="T1">float</text:span><text:span text:style-name="T3"> </text:span><text:span text:style-name="T7">kilosPP</text:span><text:span text:style-name="T3">;</text:span></text:p>
      <text:p text:style-name="P16"><text:span text:style-name="T3"><text:tab/></text:span><text:span text:style-name="T1">int</text:span><text:span text:style-name="T3"> </text:span><text:span text:style-name="T7">idCliente</text:span><text:span text:style-name="T3">; </text:span><text:span text:style-name="T5">(FK)</text:span></text:p>
      <text:p text:style-name="P9"/>
      <text:p text:style-name="P22"><text:span text:style-name="T15"><text:s text:c="5"/></text:span><text:span text:style-name="T16">ELOCALIDAD</text:span></text:p>
      <text:p text:style-name="P16"><draw:line text:anchor-type="paragraph" draw:z-index="3" draw:name="Forma4" draw:style-name="gr1" draw:text-style-name="P35" svg:x1="-0.598cm" svg:y1="0.418cm" svg:x2="1.254cm" svg:y2="0.418cm"><text:p/></draw:line><text:span text:style-name="T3"><text:tab/></text:span><text:span text:style-name="T1">int</text:span><text:span text:style-name="T3"> </text:span><text:span text:style-name="T7">idLocalidad</text:span><text:span text:style-name="T3">; </text:span><text:span text:style-name="T5">(PK)</text:span></text:p>
      <text:p text:style-name="P16"><text:span text:style-name="T3"><text:tab/></text:span><text:span text:style-name="T1">int</text:span><text:span text:style-name="T3"> </text:span><text:span text:style-name="T7">isEmpty</text:span><text:span text:style-name="T3">;</text:span></text:p>
      <text:p text:style-name="P16"><text:span text:style-name="T3"><text:tab/></text:span><text:span text:style-name="T1">char</text:span><text:span text:style-name="T3"> </text:span><text:span text:style-name="T7">localidad</text:span><text:span text:style-name="T3">[51];</text:span></text:p>
      <text:p text:style-name="P14"/>
      <text:p text:style-name="P9"/>
      <text:p text:style-name="P4"><text:span text:style-name="T3"><text:s text:c="5"/></text:span><text:span text:style-name="T17">EPAGO</text:span></text:p>
      <text:p text:style-name="P16"><draw:line text:anchor-type="paragraph" draw:z-index="5" draw:name="Forma6" draw:style-name="gr1" draw:text-style-name="P35" svg:x1="-1.021cm" svg:y1="0.334cm" svg:x2="1.307cm" svg:y2="0.228cm"><text:p/></draw:line><text:span text:style-name="T3"><text:tab/></text:span><text:span text:style-name="T1">int</text:span><text:span text:style-name="T3"> </text:span><text:span text:style-name="T7">id</text:span><text:span text:style-name="T3">; </text:span><text:span text:style-name="T5">(PK)</text:span><text:span text:style-name="T4">numero que identifica a cada estructura ePago, <text:s text:c="6"/>es unico e irrepetible</text:span></text:p>
      <text:p text:style-name="P16"><text:span text:style-name="T3"><text:tab/></text:span><text:span text:style-name="T1">int</text:span><text:span text:style-name="T3"> </text:span><text:span text:style-name="T7">isEmpty</text:span><text:span text:style-name="T3">; </text:span></text:p>
      <text:p text:style-name="P16"><text:span text:style-name="T3"><text:tab/></text:span><text:span text:style-name="T1">char</text:span><text:span text:style-name="T3"> </text:span><text:span text:style-name="T7">formaDePago</text:span><text:span text:style-name="T3">[51]; </text:span><text:span text:style-name="T4">descripcion de la forma de pago</text:span></text:p>
      <text:p text:style-name="P16"><text:span text:style-name="T3"><text:tab/></text:span><text:span text:style-name="T1">int</text:span><text:span text:style-name="T3"> </text:span><text:span text:style-name="T7">descuento</text:span><text:span text:style-name="T3">; </text:span><text:span text:style-name="T4">es el descuento que t</text:span><text:span text:style-name="T6">endra</text:span><text:span text:style-name="T4"> dicha forma de pago</text:span></text:p>
      <text:p text:style-name="P14"/>
      <text:p text:style-name="P14"/>
      <text:p text:style-name="P14"><text:soft-page-break/></text:p>
      <text:p text:style-name="P14"/>
      <text:p text:style-name="P10">PROTOTIPOS DE LAS FUNCIONES NUCLEO</text:p>
      <text:p text:style-name="P10"/>
      <text:p text:style-name="P11">CLIENTE</text:p>
      <text:p text:style-name="P10"/>
      <text:p text:style-name="P24"><text:span text:style-name="T18">/// </text:span><text:span text:style-name="T21">@fn</text:span><text:span text:style-name="T18"> int ModificarCliente(eCliente[], int)</text:span></text:p>
      <text:p text:style-name="P25"><text:span text:style-name="T18">/// </text:span><text:span text:style-name="T21">@brief</text:span><text:span text:style-name="T18"> pide un id y es capaz de modificar direccion y localidad</text:span></text:p>
      <text:p text:style-name="P25"><text:span text:style-name="T18">/// </text:span><text:span text:style-name="T21">@param</text:span><text:span text:style-name="T18"> lista lista de clientes</text:span></text:p>
      <text:p text:style-name="P25"><text:span text:style-name="T18">/// </text:span><text:span text:style-name="T21">@param</text:span><text:span text:style-name="T18"> tam</text:span></text:p>
      <text:p text:style-name="P25"><text:span text:style-name="T18">/// </text:span><text:span text:style-name="T21">@return</text:span><text:span text:style-name="T18"> 0 si esta OK, -1 si el puntero es NULL, el tamaño es menor a 1 o 1 si no se encuentra el cliente con el id ingresado</text:span></text:p>
      <text:p text:style-name="P25"><text:span text:style-name="T2">int</text:span><text:span text:style-name="T3"> ModificarCliente(</text:span><text:span text:style-name="T8">eCliente</text:span><text:span text:style-name="T3"> lista[], </text:span><text:span text:style-name="T8">eLocalidad</text:span><text:span text:style-name="T3"> listLoc[], </text:span><text:span text:style-name="T2">int</text:span><text:span text:style-name="T3"> tam, </text:span><text:span text:style-name="T2">int</text:span><text:span text:style-name="T3"> tamLoc);</text:span></text:p>
      <text:p text:style-name="P23"/>
      <text:p text:style-name="P25"><text:span text:style-name="T18">/// </text:span><text:span text:style-name="T21">@fn</text:span><text:span text:style-name="T18"> int BajaCliente(eCliente[], int)</text:span></text:p>
      <text:p text:style-name="P25"><text:span text:style-name="T18">/// </text:span><text:span text:style-name="T21">@brief</text:span><text:span text:style-name="T18"> pide un id y si lo encuentra activo cambia el campo IsEmpty a vacio</text:span></text:p>
      <text:p text:style-name="P25"><text:span text:style-name="T18">/// </text:span><text:span text:style-name="T21">@param</text:span><text:span text:style-name="T18"> lista</text:span></text:p>
      <text:p text:style-name="P25"><text:span text:style-name="T18">/// </text:span><text:span text:style-name="T21">@param</text:span><text:span text:style-name="T18"> tam</text:span></text:p>
      <text:p text:style-name="P25"><text:span text:style-name="T18">/// </text:span><text:span text:style-name="T21">@return</text:span><text:span text:style-name="T18"> 0 si esta OK, -1 si el puntero es NULL o el tamaño es menor a 1, o 1 si no se encuentra el cliente con el id ingresado</text:span></text:p>
      <text:p text:style-name="P5"><text:span text:style-name="T2">int</text:span><text:span text:style-name="T3"> BajaCliente(</text:span><text:span text:style-name="T8">eCliente</text:span><text:span text:style-name="T3"> lista[], </text:span><text:span text:style-name="T2">int</text:span><text:span text:style-name="T3"> tam);</text:span></text:p>
      <text:p text:style-name="P15"/>
      <text:p text:style-name="P26"><text:span text:style-name="T18">/// </text:span><text:span text:style-name="T21">@fn</text:span><text:span text:style-name="T18"> int AltaDeCliente(eCliente[], eLocalidad[], ePago[], int, int, int)</text:span></text:p>
      <text:p text:style-name="P27"><text:span text:style-name="T18">/// </text:span><text:span text:style-name="T21">@brief</text:span><text:span text:style-name="T18"> agrega un cliente en la lista en una posicion vacia</text:span></text:p>
      <text:p text:style-name="P28">///</text:p>
      <text:p text:style-name="P27"><text:span text:style-name="T18">/// </text:span><text:span text:style-name="T21">@param</text:span><text:span text:style-name="T18"> listaClientes lista de clientes </text:span></text:p>
      <text:p text:style-name="P27"><text:span text:style-name="T18">/// </text:span><text:span text:style-name="T21">@param</text:span><text:span text:style-name="T18"> localidades lista de localidades</text:span></text:p>
      <text:p text:style-name="P27"><text:span text:style-name="T18">/// </text:span><text:span text:style-name="T21">@param</text:span><text:span text:style-name="T18"> listaPagos lista de las formas de pagos</text:span></text:p>
      <text:p text:style-name="P27"><text:span text:style-name="T18">/// </text:span><text:span text:style-name="T21">@param</text:span><text:span text:style-name="T18"> tamClientes tama</text:span><text:span text:style-name="T19">ñ</text:span><text:span text:style-name="T18">o de la lista de cli</text:span><text:span text:style-name="T19">e</text:span><text:span text:style-name="T18">ntes</text:span></text:p>
      <text:p text:style-name="P27"><text:span text:style-name="T18">/// </text:span><text:span text:style-name="T21">@param</text:span><text:span text:style-name="T18"> tamLocalidades </text:span><text:span text:style-name="T19">tamaño de la lista de localidades</text:span></text:p>
      <text:p text:style-name="P27"><text:span text:style-name="T18">/// </text:span><text:span text:style-name="T21">@param</text:span><text:span text:style-name="T18"> tamPagos </text:span><text:span text:style-name="T19">tamaño de la lista de formas de pago</text:span></text:p>
      <text:p text:style-name="P27"><text:span text:style-name="T18">/// </text:span><text:span text:style-name="T21">@return</text:span><text:span text:style-name="T18"> -1 si la lista es NULL o el tam es menor a 1, 1 si no encuentra espacio libre, 0 si esta </text:span><text:span text:style-name="T21">todo</text:span><text:span text:style-name="T18"> ok</text:span></text:p>
      <text:p text:style-name="P7"><text:span text:style-name="T2">int</text:span><text:span text:style-name="T3"> AltaDeCliente(</text:span><text:span text:style-name="T8">eCliente</text:span><text:span text:style-name="T3"> listaClientes[], </text:span><text:span text:style-name="T8">eLocalidad</text:span><text:span text:style-name="T3"> localidades[], </text:span><text:span text:style-name="T8">ePago</text:span><text:span text:style-name="T3"> listaPagos[], </text:span><text:span text:style-name="T2">int</text:span><text:span text:style-name="T3"> tamClientes, </text:span><text:span text:style-name="T2">int</text:span><text:span text:style-name="T3"> tamLocalidades, </text:span><text:span text:style-name="T2">int</text:span><text:span text:style-name="T3"> tamPagos);</text:span></text:p>
      <text:p text:style-name="P14"><text:soft-page-break/></text:p>
      <text:p text:style-name="P14"/>
      <text:p text:style-name="P12">PEDIDO</text:p>
      <text:p text:style-name="P12"/>
      <text:p text:style-name="P17"><text:span text:style-name="T18">/// </text:span><text:span text:style-name="T21">@fn</text:span><text:span text:style-name="T18"> int CrearPedido(ePedido[], eCliente[], int, int, int*, int)</text:span></text:p>
      <text:p text:style-name="P16"><text:span text:style-name="T18">/// </text:span><text:span text:style-name="T21">@brief</text:span><text:span text:style-name="T18"> </text:span><text:span text:style-name="T20">busca</text:span><text:span text:style-name="T18"> el primer </text:span><text:span text:style-name="T20">lugar</text:span><text:span text:style-name="T18"> </text:span><text:span text:style-name="T20">vacio</text:span><text:span text:style-name="T18"> </text:span><text:span text:style-name="T20">en</text:span><text:span text:style-name="T18"> </text:span><text:span text:style-name="T20">la</text:span><text:span text:style-name="T18"> </text:span><text:span text:style-name="T20">lista</text:span><text:span text:style-name="T18"> </text:span><text:span text:style-name="T20">pedidos</text:span><text:span text:style-name="T18"> y </text:span><text:span text:style-name="T20">lo</text:span><text:span text:style-name="T18"> introduce </text:span><text:span text:style-name="T20">creando</text:span><text:span text:style-name="T18"> </text:span><text:span text:style-name="T20">un</text:span><text:span text:style-name="T18"> id </text:span><text:span text:style-name="T20">automatico</text:span></text:p>
      <text:p text:style-name="P16"><text:span text:style-name="T18">/// </text:span><text:span text:style-name="T21">@param</text:span><text:span text:style-name="T18"> listaPedidos</text:span></text:p>
      <text:p text:style-name="P16"><text:span text:style-name="T18">/// </text:span><text:span text:style-name="T21">@param</text:span><text:span text:style-name="T18"> listaClientes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param</text:span><text:span text:style-name="T18"> tamDos</text:span></text:p>
      <text:p text:style-name="P16"><text:span text:style-name="T18">/// </text:span><text:span text:style-name="T21">@return</text:span><text:span text:style-name="T18"> 0 </text:span><text:span text:style-name="T20">si</text:span><text:span text:style-name="T18"> </text:span><text:span text:style-name="T20">esta</text:span><text:span text:style-name="T18"> </text:span><text:span text:style-name="T22">todo</text:span><text:span text:style-name="T18"> </text:span><text:span text:style-name="T20">ok</text:span><text:span text:style-name="T18">, -1 </text:span><text:span text:style-name="T20">si</text:span><text:span text:style-name="T18"> </text:span><text:span text:style-name="T20">algun</text:span><text:span text:style-name="T18"> </text:span><text:span text:style-name="T20">puntero</text:span><text:span text:style-name="T18"> </text:span><text:span text:style-name="T20">es</text:span><text:span text:style-name="T18"> NULL o </text:span><text:span text:style-name="T20">si</text:span><text:span text:style-name="T18"> </text:span><text:span text:style-name="T20">algun</text:span><text:span text:style-name="T18"> </text:span><text:span text:style-name="T20">tam</text:span><text:span text:style-name="T18"> </text:span><text:span text:style-name="T20">es</text:span><text:span text:style-name="T18"> </text:span><text:span text:style-name="T20">menor</text:span><text:span text:style-name="T18"> </text:span><text:span text:style-name="T20">que</text:span><text:span text:style-name="T18"> 1, 1 </text:span><text:span text:style-name="T20">si</text:span><text:span text:style-name="T18"> no </text:span><text:span text:style-name="T20">encuentra</text:span><text:span text:style-name="T18"> </text:span><text:span text:style-name="T20">espacio</text:span><text:span text:style-name="T18"> </text:span><text:span text:style-name="T20">libre</text:span><text:span text:style-name="T18"> o no </text:span><text:span text:style-name="T20">existe</text:span><text:span text:style-name="T18"> el id </text:span><text:span text:style-name="T20">ingresado</text:span></text:p>
      <text:p text:style-name="P2"><text:span text:style-name="T2">int</text:span><text:span text:style-name="T3"> CrearPedido(</text:span><text:span text:style-name="T8">ePedido</text:span><text:span text:style-name="T3"> listaPedidos[], </text:span><text:span text:style-name="T8">eCliente</text:span><text:span text:style-name="T3"> listaClientes[], </text:span><text:span text:style-name="T2">int</text:span><text:span text:style-name="T3"> tam, </text:span><text:span text:style-name="T2">int</text:span><text:span text:style-name="T3"> tamDos);</text:span></text:p>
      <text:p text:style-name="P12"/>
      <text:p text:style-name="P12"/>
      <text:p text:style-name="P17"><text:span text:style-name="T18">/// </text:span><text:span text:style-name="T21">@fn</text:span><text:span text:style-name="T18"> int bajaPedido(ePago[], int)</text:span></text:p>
      <text:p text:style-name="P16"><text:span text:style-name="T18">/// </text:span><text:span text:style-name="T21">@brief</text:span><text:span text:style-name="T18"> </text:span><text:span text:style-name="T20">da</text:span><text:span text:style-name="T18"> </text:span><text:span text:style-name="T20">de</text:span><text:span text:style-name="T18"> </text:span><text:span text:style-name="T20">baja</text:span><text:span text:style-name="T18"> </text:span><text:span text:style-name="T20">un</text:span><text:span text:style-name="T18"> </text:span><text:span text:style-name="T20">pedido</text:span><text:span text:style-name="T18"> </text:span><text:span text:style-name="T20">de</text:span><text:span text:style-name="T18"> </text:span><text:span text:style-name="T20">la</text:span><text:span text:style-name="T18"> </text:span><text:span text:style-name="T20">lista</text:span><text:span text:style-name="T18"> </text:span><text:span text:style-name="T20">poniendo</text:span><text:span text:style-name="T18"> el </text:span><text:span text:style-name="T20">campo</text:span><text:span text:style-name="T18"> is empty </text:span><text:span text:style-name="T20">en</text:span><text:span text:style-name="T18"> </text:span><text:span text:style-name="T20">vacio</text:span></text:p>
      <text:p text:style-name="P29">///</text:p>
      <text:p text:style-name="P16"><text:span text:style-name="T18">/// </text:span><text:span text:style-name="T21">@param</text:span><text:span text:style-name="T18"> </text:span><text:span text:style-name="T20">lista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return</text:span><text:span text:style-name="T18"> 0 </text:span><text:span text:style-name="T20">si</text:span><text:span text:style-name="T18"> </text:span><text:span text:style-name="T20">esta</text:span><text:span text:style-name="T18"> </text:span><text:span text:style-name="T20">ok</text:span><text:span text:style-name="T18">, 1 </text:span><text:span text:style-name="T20">si</text:span><text:span text:style-name="T18"> no </text:span><text:span text:style-name="T20">encuentra</text:span><text:span text:style-name="T18"> el id o -1 </text:span><text:span text:style-name="T20">si</text:span><text:span text:style-name="T18"> </text:span><text:span text:style-name="T20">algun</text:span><text:span text:style-name="T18"> </text:span><text:span text:style-name="T20">parametro</text:span><text:span text:style-name="T18"> no </text:span><text:span text:style-name="T20">es</text:span><text:span text:style-name="T18"> </text:span><text:span text:style-name="T20">valido</text:span></text:p>
      <text:p text:style-name="P2"><text:span text:style-name="T2">int</text:span><text:span text:style-name="T3"> bajaPedido(</text:span><text:span text:style-name="T9">ePedido</text:span><text:span text:style-name="T3"> lista[], </text:span><text:span text:style-name="T2">int</text:span><text:span text:style-name="T3"> tam);</text:span></text:p>
      <text:p text:style-name="P12"/>
      <text:p text:style-name="P13">LOCALIDAD</text:p>
      <text:p text:style-name="P13"/>
      <text:p text:style-name="P18"><text:span text:style-name="T18">/// </text:span><text:span text:style-name="T21">@fn</text:span><text:span text:style-name="T18"> int altaLocalidad(eLocalidad[], int)</text:span></text:p>
      <text:p text:style-name="P16"><text:span text:style-name="T18">/// </text:span><text:span text:style-name="T21">@brief</text:span><text:span text:style-name="T18"> </text:span><text:span text:style-name="T20">agrega</text:span><text:span text:style-name="T18"> </text:span><text:span text:style-name="T20">una</text:span><text:span text:style-name="T18"> </text:span><text:span text:style-name="T20">localidad</text:span><text:span text:style-name="T18"> </text:span><text:span text:style-name="T20">en</text:span><text:span text:style-name="T18"> </text:span><text:span text:style-name="T20">una</text:span><text:span text:style-name="T18"> </text:span><text:span text:style-name="T20">posicion</text:span><text:span text:style-name="T18"> </text:span><text:span text:style-name="T20">vacia</text:span></text:p>
      <text:p text:style-name="P29">///</text:p>
      <text:p text:style-name="P16"><text:span text:style-name="T18">/// </text:span><text:span text:style-name="T21">@param</text:span><text:span text:style-name="T18"> </text:span><text:span text:style-name="T20">lista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return</text:span><text:span text:style-name="T18"> </text:span><text:span text:style-name="T20">devuelve</text:span><text:span text:style-name="T18"> 0 </text:span><text:span text:style-name="T20">si</text:span><text:span text:style-name="T18"> </text:span><text:span text:style-name="T20">esta</text:span><text:span text:style-name="T18"> </text:span><text:span text:style-name="T22">todo</text:span><text:span text:style-name="T18"> </text:span><text:span text:style-name="T20">ok</text:span><text:span text:style-name="T18">, 1 </text:span><text:span text:style-name="T20">si</text:span><text:span text:style-name="T18"> no </text:span><text:span text:style-name="T20">encuentra</text:span><text:span text:style-name="T18"> </text:span><text:span text:style-name="T20">espacio</text:span><text:span text:style-name="T18"> </text:span><text:span text:style-name="T20">vacio</text:span><text:span text:style-name="T18"> 0 -1 </text:span><text:span text:style-name="T20">si</text:span><text:span text:style-name="T18"> </text:span><text:span text:style-name="T20">la</text:span><text:span text:style-name="T18"> </text:span><text:span text:style-name="T20">lista</text:span><text:span text:style-name="T18"> </text:span><text:span text:style-name="T20">es</text:span><text:span text:style-name="T18"> NULL o el </text:span><text:span text:style-name="T20">tamaño</text:span><text:span text:style-name="T18"> </text:span><text:span text:style-name="T20">es</text:span><text:span text:style-name="T18"> </text:span><text:span text:style-name="T20">menor</text:span><text:span text:style-name="T18"> a 1</text:span></text:p>
      <text:p text:style-name="P3"><text:span text:style-name="T2">int</text:span><text:span text:style-name="T3"> altaLocalidad(</text:span><text:span text:style-name="T8">eLocalidad</text:span><text:span text:style-name="T3"> lista[], </text:span><text:span text:style-name="T2">int</text:span><text:span text:style-name="T3"> tam);</text:span></text:p>
      <text:p text:style-name="P13"/>
      <text:p text:style-name="P13"/>
      <text:p text:style-name="P18"><text:soft-page-break/><text:span text:style-name="T18">/// </text:span><text:span text:style-name="T21">@fn</text:span><text:span text:style-name="T18"> int bajaLocalidad(eLocalidad[], int)</text:span></text:p>
      <text:p text:style-name="P16"><text:span text:style-name="T18">/// </text:span><text:span text:style-name="T21">@brief</text:span><text:span text:style-name="T18"> </text:span><text:span text:style-name="T20">cambia</text:span><text:span text:style-name="T18"> el </text:span><text:span text:style-name="T20">campo</text:span><text:span text:style-name="T18"> is empty a VACIO</text:span></text:p>
      <text:p text:style-name="P29">///</text:p>
      <text:p text:style-name="P16"><text:span text:style-name="T18">/// </text:span><text:span text:style-name="T21">@param</text:span><text:span text:style-name="T18"> </text:span><text:span text:style-name="T20">lista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return</text:span><text:span text:style-name="T18"> </text:span><text:span text:style-name="T20">devuelve</text:span><text:span text:style-name="T18"> 0 </text:span><text:span text:style-name="T20">si</text:span><text:span text:style-name="T18"> </text:span><text:span text:style-name="T20">esta</text:span><text:span text:style-name="T18"> </text:span><text:span text:style-name="T22">todo</text:span><text:span text:style-name="T18"> </text:span><text:span text:style-name="T20">ok</text:span><text:span text:style-name="T18">, 1 </text:span><text:span text:style-name="T20">si</text:span><text:span text:style-name="T18"> no </text:span><text:span text:style-name="T20">encuentra</text:span><text:span text:style-name="T18"> id, 0 -1 </text:span><text:span text:style-name="T20">si</text:span><text:span text:style-name="T18"> </text:span><text:span text:style-name="T20">la</text:span><text:span text:style-name="T18"> </text:span><text:span text:style-name="T20">lista</text:span><text:span text:style-name="T18"> </text:span><text:span text:style-name="T20">es</text:span><text:span text:style-name="T18"> NULL o el </text:span><text:span text:style-name="T20">tamaño</text:span><text:span text:style-name="T18"> </text:span><text:span text:style-name="T20">es</text:span><text:span text:style-name="T18"> </text:span><text:span text:style-name="T20">menor</text:span><text:span text:style-name="T18"> a 1</text:span></text:p>
      <text:p text:style-name="P3"><text:span text:style-name="T2">int</text:span><text:span text:style-name="T3"> bajaLocalidad(</text:span><text:span text:style-name="T8">eLocalidad</text:span><text:span text:style-name="T3"> lista[], </text:span><text:span text:style-name="T2">int</text:span><text:span text:style-name="T3"> tam);</text:span></text:p>
      <text:p text:style-name="P13"/>
      <text:p text:style-name="P18"><text:span text:style-name="T18">/// </text:span><text:span text:style-name="T21">@fn</text:span><text:span text:style-name="T18"> int modificarLocalidad(eLocalidad[], int)</text:span></text:p>
      <text:p text:style-name="P16"><text:span text:style-name="T18">/// </text:span><text:span text:style-name="T21">@brief</text:span><text:span text:style-name="T18"> </text:span><text:span text:style-name="T20">modifica</text:span><text:span text:style-name="T18"> el </text:span><text:span text:style-name="T20">campo</text:span><text:span text:style-name="T18"> </text:span><text:span text:style-name="T20">localidad</text:span><text:span text:style-name="T18"> </text:span></text:p>
      <text:p text:style-name="P29">/// </text:p>
      <text:p text:style-name="P16"><text:span text:style-name="T18">/// </text:span><text:span text:style-name="T21">@param</text:span><text:span text:style-name="T18"> </text:span><text:span text:style-name="T20">lista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return</text:span><text:span text:style-name="T18"> </text:span><text:span text:style-name="T20">devuelve</text:span><text:span text:style-name="T18"> 0 </text:span><text:span text:style-name="T20">si</text:span><text:span text:style-name="T18"> </text:span><text:span text:style-name="T20">esta</text:span><text:span text:style-name="T18"> </text:span><text:span text:style-name="T22">todo</text:span><text:span text:style-name="T18"> </text:span><text:span text:style-name="T20">ok</text:span><text:span text:style-name="T18">, 1 </text:span><text:span text:style-name="T20">si</text:span><text:span text:style-name="T18"> no </text:span><text:span text:style-name="T20">encuentra</text:span><text:span text:style-name="T18"> id, 0 -1 </text:span><text:span text:style-name="T20">si</text:span><text:span text:style-name="T18"> </text:span><text:span text:style-name="T20">la</text:span><text:span text:style-name="T18"> </text:span><text:span text:style-name="T20">lista</text:span><text:span text:style-name="T18"> </text:span><text:span text:style-name="T20">es</text:span><text:span text:style-name="T18"> NULL o el </text:span><text:span text:style-name="T20">tamaño</text:span><text:span text:style-name="T18"> </text:span><text:span text:style-name="T20">es</text:span><text:span text:style-name="T18"> </text:span><text:span text:style-name="T20">menor</text:span><text:span text:style-name="T18"> a 1</text:span></text:p>
      <text:p text:style-name="P3"><text:span text:style-name="T2">int</text:span><text:span text:style-name="T3"> modificarLocalidad(</text:span><text:span text:style-name="T8">eLocalidad</text:span><text:span text:style-name="T3"> lista[], </text:span><text:span text:style-name="T2">int</text:span><text:span text:style-name="T3"> tam);</text:span></text:p>
      <text:p text:style-name="P13"/>
      <text:p text:style-name="P13">PAGO</text:p>
      <text:p text:style-name="P13"/>
      <text:p text:style-name="P18"><text:span text:style-name="T18">/// </text:span><text:span text:style-name="T21">@fn</text:span><text:span text:style-name="T18"> int altaFormaDePago(ePago[], int)</text:span></text:p>
      <text:p text:style-name="P16"><text:span text:style-name="T18">/// </text:span><text:span text:style-name="T21">@brief</text:span><text:span text:style-name="T18"> </text:span><text:span text:style-name="T20">da</text:span><text:span text:style-name="T18"> </text:span><text:span text:style-name="T20">de</text:span><text:span text:style-name="T18"> </text:span><text:span text:style-name="T20">alta</text:span><text:span text:style-name="T18"> </text:span><text:span text:style-name="T20">una</text:span><text:span text:style-name="T18"> </text:span><text:span text:style-name="T20">nueva</text:span><text:span text:style-name="T18"> </text:span><text:span text:style-name="T20">forma</text:span><text:span text:style-name="T18"> </text:span><text:span text:style-name="T20">de</text:span><text:span text:style-name="T18"> </text:span><text:span text:style-name="T20">pago</text:span><text:span text:style-name="T18"> </text:span><text:span text:style-name="T20">creada</text:span><text:span text:style-name="T18"> </text:span><text:span text:style-name="T20">por</text:span><text:span text:style-name="T18"> el </text:span><text:span text:style-name="T20">usuario</text:span><text:span text:style-name="T18"> y </text:span><text:span text:style-name="T20">cambia</text:span><text:span text:style-name="T18"> el </text:span><text:span text:style-name="T20">campo</text:span><text:span text:style-name="T18"> is empty a CARGADO</text:span></text:p>
      <text:p text:style-name="P29">/// </text:p>
      <text:p text:style-name="P16"><text:span text:style-name="T18">/// </text:span><text:span text:style-name="T21">@param</text:span><text:span text:style-name="T18"> </text:span><text:span text:style-name="T20">lista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return</text:span><text:span text:style-name="T18"> 0 </text:span><text:span text:style-name="T20">si</text:span><text:span text:style-name="T18"> </text:span><text:span text:style-name="T20">esta</text:span><text:span text:style-name="T18"> </text:span><text:span text:style-name="T20">ok</text:span><text:span text:style-name="T18">, 1 </text:span><text:span text:style-name="T20">si</text:span><text:span text:style-name="T18"> no </text:span><text:span text:style-name="T20">enceuntra</text:span><text:span text:style-name="T18"> </text:span><text:span text:style-name="T20">espacio</text:span><text:span text:style-name="T18"> </text:span><text:span text:style-name="T20">vacio</text:span><text:span text:style-name="T18"> o -1 </text:span><text:span text:style-name="T20">si</text:span><text:span text:style-name="T18"> </text:span><text:span text:style-name="T20">algun</text:span><text:span text:style-name="T18"> </text:span><text:span text:style-name="T20">dato</text:span><text:span text:style-name="T18"> </text:span><text:span text:style-name="T20">es</text:span><text:span text:style-name="T18"> </text:span><text:span text:style-name="T20">invalido</text:span></text:p>
      <text:p text:style-name="P3"><text:span text:style-name="T2">int</text:span><text:span text:style-name="T3"> altaFormaDePago(</text:span><text:span text:style-name="T8">ePago</text:span><text:span text:style-name="T3"> lista[], </text:span><text:span text:style-name="T2">int</text:span><text:span text:style-name="T3"> tam);</text:span></text:p>
      <text:p text:style-name="P13"/>
      <text:p text:style-name="P18"><text:span text:style-name="T18">/// </text:span><text:span text:style-name="T21">@fn</text:span><text:span text:style-name="T18"> int bajaFormaDePago(ePago[], int)</text:span></text:p>
      <text:p text:style-name="P16"><text:span text:style-name="T18">/// </text:span><text:span text:style-name="T21">@brief</text:span><text:span text:style-name="T18"> </text:span><text:span text:style-name="T20">cambia</text:span><text:span text:style-name="T18"> el </text:span><text:span text:style-name="T20">campo</text:span><text:span text:style-name="T18"> is empty a VACIO</text:span></text:p>
      <text:p text:style-name="P29">/// </text:p>
      <text:p text:style-name="P16"><text:span text:style-name="T18">/// </text:span><text:span text:style-name="T21">@param</text:span><text:span text:style-name="T18"> </text:span><text:span text:style-name="T20">lista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return</text:span><text:span text:style-name="T18"> 0 </text:span><text:span text:style-name="T20">si</text:span><text:span text:style-name="T18"> </text:span><text:span text:style-name="T20">esta</text:span><text:span text:style-name="T18"> </text:span><text:span text:style-name="T20">ok</text:span><text:span text:style-name="T18">, 1 </text:span><text:span text:style-name="T20">si</text:span><text:span text:style-name="T18"> no </text:span><text:span text:style-name="T20">encuentra</text:span><text:span text:style-name="T18"> el id o -1 </text:span><text:span text:style-name="T20">si</text:span><text:span text:style-name="T18"> </text:span><text:span text:style-name="T20">algun</text:span><text:span text:style-name="T18"> </text:span><text:span text:style-name="T20">dato</text:span><text:span text:style-name="T18"> </text:span><text:span text:style-name="T20">es</text:span><text:span text:style-name="T18"> </text:span><text:span text:style-name="T20">invalido</text:span></text:p>
      <text:p text:style-name="P3"><text:span text:style-name="T2">int</text:span><text:span text:style-name="T3"> bajaFormaDePago(</text:span><text:span text:style-name="T8">ePago</text:span><text:span text:style-name="T3"> lista[], </text:span><text:span text:style-name="T2">int</text:span><text:span text:style-name="T3"> tam);</text:span></text:p>
      <text:p text:style-name="P13"/>
      <text:p text:style-name="P13"/>
      <text:p text:style-name="P13"/>
      <text:p text:style-name="P18"><text:soft-page-break/><text:span text:style-name="T18">/// </text:span><text:span text:style-name="T21">@fn</text:span><text:span text:style-name="T18"> int modificarFormaPago(ePago[], int)</text:span></text:p>
      <text:p text:style-name="P16"><text:span text:style-name="T18">/// </text:span><text:span text:style-name="T21">@brief</text:span><text:span text:style-name="T18"> </text:span><text:span text:style-name="T20">modifica</text:span><text:span text:style-name="T18"> el </text:span><text:span text:style-name="T20">campo</text:span><text:span text:style-name="T18"> </text:span><text:span text:style-name="T20">forma</text:span><text:span text:style-name="T18"> </text:span><text:span text:style-name="T20">de</text:span><text:span text:style-name="T18"> </text:span><text:span text:style-name="T20">pago</text:span><text:span text:style-name="T18"> o el </text:span><text:span text:style-name="T20">campo</text:span><text:span text:style-name="T18"> </text:span><text:span text:style-name="T20">descuento</text:span><text:span text:style-name="T18"> </text:span></text:p>
      <text:p text:style-name="P29">/// </text:p>
      <text:p text:style-name="P16"><text:span text:style-name="T18">/// </text:span><text:span text:style-name="T21">@param</text:span><text:span text:style-name="T18"> </text:span><text:span text:style-name="T20">lista</text:span></text:p>
      <text:p text:style-name="P16"><text:span text:style-name="T18">/// </text:span><text:span text:style-name="T21">@param</text:span><text:span text:style-name="T18"> </text:span><text:span text:style-name="T20">tam</text:span></text:p>
      <text:p text:style-name="P16"><text:span text:style-name="T18">/// </text:span><text:span text:style-name="T21">@return</text:span><text:span text:style-name="T18"> 0 </text:span><text:span text:style-name="T20">si</text:span><text:span text:style-name="T18"> </text:span><text:span text:style-name="T20">esta</text:span><text:span text:style-name="T18"> </text:span><text:span text:style-name="T20">ok</text:span><text:span text:style-name="T18">, 1 </text:span><text:span text:style-name="T20">si</text:span><text:span text:style-name="T18"> no </text:span><text:span text:style-name="T20">enceuntra</text:span><text:span text:style-name="T18"> el id </text:span><text:span text:style-name="T20">ingresdo</text:span><text:span text:style-name="T18"> o -1 </text:span><text:span text:style-name="T20">si</text:span><text:span text:style-name="T18"> </text:span><text:span text:style-name="T20">algun</text:span><text:span text:style-name="T18"> </text:span><text:span text:style-name="T20">dato</text:span><text:span text:style-name="T18"> </text:span><text:span text:style-name="T20">es</text:span><text:span text:style-name="T18"> </text:span><text:span text:style-name="T20">invalido</text:span></text:p>
      <text:p text:style-name="P3"><text:span text:style-name="T2">int</text:span><text:span text:style-name="T3"> modificarFormaPago(</text:span><text:span text:style-name="T8">ePago</text:span><text:span text:style-name="T3"> lista[], </text:span><text:span text:style-name="T2">int</text:span><text:span text:style-name="T3"> tam);</text:span></text:p>
      <text:p text:style-name="P13"/>
      <text:p text:style-name="P32">ENLACE AL VIDEO:</text:p>
      <text:p text:style-name="P34">https://drive.google.com/file/d/1wIAvGt3xr-erLWvG9agRzcRyH0u_K7-1/view?usp=sharing</text:p>
      <text:p text:style-name="P13"/>
      <text:p text:style-name="P13"/>
      <text:p text:style-name="P33">aclaracion: la funcion de alta de forma de pago no funcionaba porque tenia definido el tamaño en 4, y ya habia 4 cargados. Ya esta arregl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13:29:10.071000000</meta:creation-date>
    <dc:date>2021-11-27T18:16:51.405000000</dc:date>
    <meta:editing-duration>PT53M44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5" meta:paragraph-count="117" meta:word-count="809" meta:character-count="4799" meta:non-whitespace-character-count="4048"/>
  </office:meta>
</office:document-meta>
</file>